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5edf9" draw:textarea-horizontal-align="justify" draw:textarea-vertical-align="middle" draw:auto-grow-height="false" fo:min-height="0.75cm" fo:min-width="9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11.7cm" fo:min-width="17.45cm"/>
    </style:style>
    <style:style style:name="gr4" style:family="graphic" style:parent-style-name="standard">
      <style:graphic-properties draw:fill="solid" draw:fill-color="#e5edf9" draw:textarea-horizontal-align="justify" draw:textarea-vertical-align="middle" draw:auto-grow-height="false" fo:min-height="0.75cm" fo:min-width="5.5cm"/>
    </style:style>
    <style:style style:name="gr5" style:family="graphic" style:parent-style-name="standard">
      <style:graphic-properties draw:fill="solid" draw:fill-color="#e5edf9" draw:textarea-horizontal-align="justify" draw:textarea-vertical-align="middle" draw:auto-grow-height="false" fo:min-height="0.75cm" fo:min-width="4.5cm"/>
    </style:style>
    <style:style style:name="gr6" style:family="graphic" style:parent-style-name="standard">
      <style:graphic-properties draw:stroke="none" draw:fill="none" fo:min-height="0.582cm"/>
    </style:style>
    <style:style style:name="gr7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Droid Sans"/>
    </style:style>
    <style:style style:name="P2" style:family="paragraph">
      <loext:graphic-properties draw:fill="solid" draw:fill-color="#e5edf9"/>
      <style:paragraph-properties fo:text-align="center"/>
      <style:text-properties style:font-name="Droid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0c0c0"/>
      <style:paragraph-properties fo:text-align="center"/>
    </style:style>
    <style:style style:name="P5" style:family="paragraph">
      <style:paragraph-properties fo:text-align="center"/>
      <style:text-properties style:font-name="Droid Sans" fo:font-size="14pt" style:font-size-asian="14pt" style:font-size-complex="14pt"/>
    </style:style>
    <style:style style:name="P6" style:family="paragraph">
      <loext:graphic-properties draw:fill="solid" draw:fill-color="#e5edf9"/>
      <style:paragraph-properties fo:text-align="center"/>
      <style:text-properties style:font-name="Droid Sans" fo:font-size="14pt" style:font-size-asian="14pt" style:font-size-complex="14pt"/>
    </style:style>
    <style:style style:name="P7" style:family="paragraph">
      <style:paragraph-properties fo:text-align="start"/>
      <style:text-properties style:font-name="Droid Sans" fo:font-size="10pt" style:font-size-asian="10pt" style:font-size-complex="10pt"/>
    </style:style>
    <style:style style:name="P8" style:family="paragraph">
      <loext:graphic-properties draw:fill="none"/>
      <style:paragraph-properties fo:text-align="start"/>
      <style:text-properties style:font-name="Droid Sans" fo:font-size="10pt" style:font-size-asian="10pt" style:font-size-complex="10pt"/>
    </style:style>
    <style:style style:name="P9" style:family="paragraph">
      <style:paragraph-properties fo:text-align="start"/>
      <style:text-properties fo:color="#ff0000" style:font-name="Droid Sans" fo:font-size="10pt" style:font-size-asian="10pt" style:font-size-complex="10pt"/>
    </style:style>
    <style:style style:name="P10" style:family="paragraph">
      <loext:graphic-properties draw:fill="none"/>
      <style:paragraph-properties fo:text-align="start"/>
      <style:text-properties fo:color="#ff0000" style:font-name="Droid Sans" fo:font-size="10pt" style:font-size-asian="10pt" style:font-size-complex="10pt"/>
    </style:style>
    <style:style style:name="T1" style:family="text">
      <style:text-properties style:font-name="Droid Sans"/>
    </style:style>
    <style:style style:name="T2" style:family="text">
      <style:text-properties style:font-name="Droid Sans" fo:font-size="14pt" style:font-size-asian="14pt" style:font-size-complex="14pt"/>
    </style:style>
    <style:style style:name="T3" style:family="text">
      <style:text-properties style:font-name="Droid Sans" fo:font-size="10pt" style:font-size-asian="10pt" style:font-size-complex="10pt"/>
    </style:style>
    <style:style style:name="T4" style:family="text">
      <style:text-properties fo:color="#ff0000" style:font-name="Droid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0cm" svg:height="1cm" svg:x="1cm" svg:y="1cm">
          <draw:glue-point draw:id="4" svg:x="-4.45cm" svg:y="5cm"/>
          <text:p text:style-name="P1"><text:span text:style-name="T1">YAKINDU Statechart Too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0cm" svg:height="1cm" svg:x="3cm" svg:y="3cm">
          <text:p text:style-name="P1"><text:span text:style-name="T1">Over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0cm" svg:height="1cm" svg:x="3cm" svg:y="5cm">
          <text:p text:style-name="P1"><text:span text:style-name="T1">Instal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0cm" svg:height="1cm" svg:x="3cm" svg:y="7cm">
          <text:p text:style-name="P1"><text:span text:style-name="T1">Getting Start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0cm" svg:height="1cm" svg:x="3cm" svg:y="9cm">
          <text:p text:style-name="P1"><text:span text:style-name="T1">Code gene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0cm" svg:height="1cm" svg:x="3cm" svg:y="11cm">
          <text:p text:style-name="P1"><text:span text:style-name="T1">Referen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0cm" svg:height="1cm" svg:x="3cm" svg:y="13cm">
          <text:p text:style-name="P1"><text:span text:style-name="T1">Task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.55cm" svg:y1="2cm" svg:x2="3cm" svg:y2="3.5cm" draw:start-shape="id1" draw:start-glue-point="4" draw:end-shape="id2" draw:end-glue-point="3" svg:d="M1550 2000v1500h1450" svg:viewBox="0 0 1451 1501">
          <text:p/>
        </draw:connector>
        <draw:connector draw:style-name="gr2" draw:text-style-name="P3" draw:layer="layout" svg:x1="1.55cm" svg:y1="2cm" svg:x2="3cm" svg:y2="5.5cm" draw:start-shape="id1" draw:start-glue-point="4" draw:end-shape="id3" draw:end-glue-point="3" svg:d="M1550 2000v3500h1450" svg:viewBox="0 0 1451 3501">
          <text:p/>
        </draw:connector>
        <draw:connector draw:style-name="gr2" draw:text-style-name="P3" draw:layer="layout" svg:x1="1.55cm" svg:y1="2cm" svg:x2="3cm" svg:y2="7.5cm" draw:start-shape="id1" draw:start-glue-point="4" draw:end-shape="id4" draw:end-glue-point="3" svg:d="M1550 2000v5500h1450" svg:viewBox="0 0 1451 5501">
          <text:p/>
        </draw:connector>
        <draw:connector draw:style-name="gr2" draw:text-style-name="P3" draw:layer="layout" svg:x1="1.55cm" svg:y1="2cm" svg:x2="3cm" svg:y2="9.5cm" draw:start-shape="id1" draw:start-glue-point="4" draw:end-shape="id5" draw:end-glue-point="3" svg:d="M1550 2000v7500h1450" svg:viewBox="0 0 1451 7501">
          <text:p/>
        </draw:connector>
        <draw:connector draw:style-name="gr2" draw:text-style-name="P3" draw:layer="layout" svg:x1="1.55cm" svg:y1="2cm" svg:x2="3cm" svg:y2="11.5cm" draw:start-shape="id1" draw:start-glue-point="4" draw:end-shape="id6" draw:end-glue-point="3" svg:d="M1550 2000v9500h1450" svg:viewBox="0 0 1451 9501">
          <text:p/>
        </draw:connector>
        <draw:connector draw:style-name="gr2" draw:text-style-name="P3" draw:layer="layout" svg:x1="1.55cm" svg:y1="2cm" svg:x2="3cm" svg:y2="13.5cm" draw:start-shape="id1" draw:start-glue-point="4" draw:end-shape="id7" draw:end-glue-point="3" svg:d="M1550 2000v11500h1450" svg:viewBox="0 0 1451 11501">
          <text:p/>
        </draw:connector>
      </draw:page>
      <draw:page draw:name="page2" draw:style-name="dp1" draw:master-page-name="Standard">
        <draw:custom-shape draw:style-name="gr3" draw:text-style-name="P4" draw:layer="layout" svg:width="17.95cm" svg:height="11.95cm" svg:x="0.6cm" svg:y="0.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6" draw:id="id16" draw:layer="layout" svg:width="6cm" svg:height="1cm" svg:x="1cm" svg:y="1cm">
          <draw:glue-point draw:id="4" svg:x="-4.166cm" svg:y="5cm"/>
          <draw:glue-point draw:id="5" svg:x="0.833cm" svg:y="5cm"/>
          <text:p text:style-name="P5"><text:span text:style-name="T2">YAKINDU Statechart Tool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9" draw:id="id9" draw:layer="layout" svg:width="6cm" svg:height="1cm" svg:x="3.5cm" svg:y="5cm">
          <text:p text:style-name="P5"><text:span text:style-name="T2">Over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6cm" svg:height="1cm" svg:x="3.5cm" svg:y="7cm">
          <text:p text:style-name="P5"><text:span text:style-name="T2">Instal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6cm" svg:height="1cm" svg:x="12cm" svg:y="5cm">
          <text:p text:style-name="P5"><text:span text:style-name="T2">Getting Sta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3" draw:id="id13" draw:layer="layout" svg:width="6cm" svg:height="1cm" svg:x="12cm" svg:y="8cm">
          <text:p text:style-name="P5"><text:span text:style-name="T2">Code gene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4" draw:id="id14" draw:layer="layout" svg:width="6cm" svg:height="1cm" svg:x="3.5cm" svg:y="8.95cm">
          <text:p text:style-name="P5"><text:span text:style-name="T2">Referen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5" draw:id="id15" draw:layer="layout" svg:width="6cm" svg:height="1cm" svg:x="3.5cm" svg:y="10.95cm">
          <text:p text:style-name="P5"><text:span text:style-name="T2">Task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5cm" svg:y1="4cm" svg:x2="3.5cm" svg:y2="5.5cm" draw:start-shape="id8" draw:start-glue-point="4" draw:end-shape="id9" draw:end-glue-point="3" svg:d="M2500 4000v1500h1000" svg:viewBox="0 0 1001 1501">
          <text:p/>
        </draw:connector>
        <draw:connector draw:style-name="gr2" draw:text-style-name="P3" draw:layer="layout" svg:x1="2.5cm" svg:y1="4cm" svg:x2="3.5cm" svg:y2="7.5cm" draw:start-shape="id8" draw:start-glue-point="4" draw:end-shape="id10" draw:end-glue-point="3" svg:d="M2500 4000v3500h1000" svg:viewBox="0 0 1001 3501">
          <text:p/>
        </draw:connector>
        <draw:connector draw:style-name="gr2" draw:text-style-name="P3" draw:layer="layout" svg:x1="11.371cm" svg:y1="4cm" svg:x2="12cm" svg:y2="5.5cm" draw:start-shape="id11" draw:start-glue-point="4" draw:end-shape="id12" draw:end-glue-point="3" svg:d="M11371 4000v1500h629" svg:viewBox="0 0 630 1501">
          <text:p/>
        </draw:connector>
        <draw:connector draw:style-name="gr2" draw:text-style-name="P3" draw:layer="layout" svg:x1="11.371cm" svg:y1="4cm" svg:x2="12cm" svg:y2="8.5cm" draw:start-shape="id11" draw:start-glue-point="4" draw:end-shape="id13" draw:end-glue-point="3" svg:d="M11371 4000v4500h629" svg:viewBox="0 0 630 4501">
          <text:p/>
        </draw:connector>
        <draw:connector draw:style-name="gr2" draw:text-style-name="P3" draw:layer="layout" svg:x1="2.5cm" svg:y1="4cm" svg:x2="3.5cm" svg:y2="9.45cm" draw:start-shape="id8" draw:start-glue-point="4" draw:end-shape="id14" draw:end-glue-point="3" svg:d="M2500 4000v5450h1000" svg:viewBox="0 0 1001 5451">
          <text:p/>
        </draw:connector>
        <draw:connector draw:style-name="gr2" draw:text-style-name="P3" draw:layer="layout" svg:x1="2.5cm" svg:y1="4cm" svg:x2="3.5cm" svg:y2="11.45cm" draw:start-shape="id8" draw:start-glue-point="4" draw:end-shape="id15" draw:end-glue-point="3" svg:d="M2500 4000v7450h1000" svg:viewBox="0 0 1001 7451">
          <text:p/>
        </draw:connector>
        <draw:custom-shape draw:style-name="gr5" draw:text-style-name="P6" xml:id="id8" draw:id="id8" draw:layer="layout" svg:width="5cm" svg:height="1cm" svg:x="2cm" svg:y="3cm">
          <draw:glue-point draw:id="4" svg:x="-4cm" svg:y="5cm"/>
          <text:p text:style-name="P5"><text:span text:style-name="T2">Documenta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499cm" svg:y1="2cm" svg:x2="4.5cm" svg:y2="3cm" draw:start-shape="id16" draw:start-glue-point="5" draw:end-shape="id8" svg:d="M4499 2000l1 1000" svg:viewBox="0 0 2 1001">
          <text:p/>
        </draw:connector>
        <draw:custom-shape draw:style-name="gr4" draw:text-style-name="P6" xml:id="id11" draw:id="id11" draw:layer="layout" svg:width="6cm" svg:height="1cm" svg:x="10.87cm" svg:y="3cm">
          <draw:glue-point draw:id="4" svg:x="-4.166cm" svg:y="5cm"/>
          <text:p text:style-name="P5"><text:span text:style-name="T2">Tutorial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465cm" svg:x1="7cm" svg:y1="1.5cm" svg:x2="10.87cm" svg:y2="3.5cm" draw:start-shape="id16" draw:start-glue-point="1" draw:end-shape="id11" draw:end-glue-point="3" svg:d="M7000 1500h2400v2000h1470" svg:viewBox="0 0 3871 2001">
          <text:p/>
        </draw:connector>
        <draw:frame draw:style-name="gr6" draw:text-style-name="P8" draw:layer="layout" svg:width="5.5cm" svg:height="1.484cm" svg:x="12.5cm" svg:y="6cm">
          <draw:text-box>
            <text:p text:style-name="P7"><text:span text:style-name="T3">LightSwitch example</text:span></text:p>
            <text:p text:style-name="P7"><text:span text:style-name="T3">Modeling</text:span></text:p>
            <text:p text:style-name="P7"><text:span text:style-name="T3">Simulation</text:span></text:p>
          </draw:text-box>
        </draw:frame>
        <draw:frame draw:style-name="gr6" draw:text-style-name="P10" draw:layer="layout" svg:width="5.5cm" svg:height="1.073cm" svg:x="12.5cm" svg:y="9cm">
          <draw:text-box>
            <text:p text:style-name="P9"><text:span text:style-name="T4">Based on CallHandling example!</text:span></text:p>
          </draw:text-box>
        </draw:frame>
        <draw:line draw:style-name="gr7" draw:text-style-name="P3" draw:layer="layout" svg:x1="3.5cm" svg:y1="10.95cm" svg:x2="9.5cm" svg:y2="11.95cm">
          <text:p/>
        </draw:line>
        <draw:line draw:style-name="gr7" draw:text-style-name="P3" draw:layer="layout" svg:x1="3.5cm" svg:y1="11.95cm" svg:x2="9.5cm" svg:y2="10.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Lucida Sans Unicode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iner Klute</meta:initial-creator>
    <meta:creation-date>2015-12-11T13:34:51.073424713</meta:creation-date>
    <dc:date>2015-12-11T15:52:15.756581603</dc:date>
    <dc:creator>Rainer Klute</dc:creator>
    <meta:editing-duration>PT10M5S</meta:editing-duration>
    <meta:editing-cycles>4</meta:editing-cycles>
    <meta:generator>LibreOffice/4.4.5.2$Linux_X86_64 LibreOffice_project/40m0$Build-2</meta:generator>
    <meta:document-statistic meta:object-count="35"/>
  </office:meta>
</office:document-meta>
</file>